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pt" style:use-optimal-row-height="true"/>
    </style:style>
    <style:style style:name="ACOL-0" style:family="table-column">
      <style:table-column-properties style:column-width="47.99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3" style:family="table-cell" style:data-style-name="ND-1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0.2pt" style:use-optimal-column-width="false"/>
    </style:style>
    <style:style style:name="ACOL-2" style:family="table-column">
      <style:table-column-properties style:column-width="47.99055118110236pt" style:use-optimal-column-width="true"/>
    </style:style>
    <style:style style:name="ACOL-3" style:family="table-column">
      <style:table-column-properties style:column-width="75.74pt" style:use-optimal-column-width="true"/>
    </style:style>
    <style:style style:name="ACOL-4" style:family="table-column">
      <style:table-column-properties style:column-width="66.76pt" style:use-optimal-column-width="true"/>
    </style:style>
    <style:style style:name="ACOL-5" style:family="table-column">
      <style:table-column-properties style:column-width="75pt" style:use-optimal-column-width="true"/>
    </style:style>
    <style:style style:name="ACOL-6" style:family="table-column">
      <style:table-column-properties style:column-width="90.74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65.25pt" style:use-optimal-column-width="true"/>
    </style:style>
    <style:style style:name="ACOL-10" style:family="table-column"/>
    <style:style style:name="ACOL-11" style:family="table-column">
      <style:table-column-properties style:column-width="78pt" style:use-optimal-column-width="false"/>
    </style:style>
    <style:style style:name="AROW-1" style:family="table-row">
      <style:table-row-properties style:row-height="12.81259842519685pt" style:use-optimal-row-height="true"/>
    </style:style>
    <style:style style:name="AROW-2" style:family="table-row">
      <style:table-row-properties style:row-height="13.5pt" style:use-optimal-row-height="true"/>
    </style:style>
    <style:style style:name="AROW-3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data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2"/>
        <table:table-column table:default-cell-style-name="ACE-0" table:style-name="ACOL-7"/>
        <table:table-column table:default-cell-style-name="ACE-0" table:style-name="ACOL-2"/>
        <table:table-column table:default-cell-style-name="ACE-0" table:style-name="ACOL-8"/>
        <table:table-column table:default-cell-style-name="ACE-0" table:style-name="ACOL-2" table:number-columns-repeated="5"/>
        <table:table-column table:default-cell-style-name="ACE-0" table:style-name="ACOL-9"/>
        <table:table-column table:default-cell-style-name="ACE-0" table:style-name="ACOL-0"/>
        <table:table-column table:default-cell-style-name="ACE-0" table:style-name="ACOL-11"/>
        <table:table-column table:default-cell-style-name="ACE-0" table:style-name="ACOL-0" table:number-columns-repeated="225"/>
        <table:table-column table:style-name="ACOL-0" table:number-columns-repeated="13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12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5570">
            <text:p>55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1 piece of wood - channel fill: dark gray well-rounded coarse sand to fine gravel bed (channel base); upward transiting into dark gray silty fine sand - some larger plant remains (channel fill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6999999999999997">
            <text:p>−0.97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11</text:p>
          </table:table-cell>
          <table:table-cell table:style-name="ACE-3" office:value-type="float" office:value="10.752829999999999">
            <text:p>10.75</text:p>
          </table:table-cell>
          <table:table-cell table:style-name="ACE-3" office:value-type="float" office:value="106.01383">
            <text:p>106.01</text:p>
          </table:table-cell>
          <table:table-cell table:style-name="ACE-0" office:value-type="float" office:value="5585">
            <text:p>55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2 pieces of wood - tidal beach: brown clayey fine sand with silt beds - fining or coarsening upwards - few organic spots - few foraminifers and shell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069999999999999">
            <text:p>−1.507</text:p>
          </table:table-cell>
          <table:table-cell table:style-name="ACE-0" office:value-type="float" office:value="0.63">
            <text:p>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86</text:p>
          </table:table-cell>
          <table:table-cell table:style-name="ACE-3" office:value-type="float" office:value="10.23967">
            <text:p>10.24</text:p>
          </table:table-cell>
          <table:table-cell table:style-name="ACE-3" office:value-type="float" office:value="106.3515">
            <text:p>106.35</text:p>
          </table:table-cell>
          <table:table-cell table:style-name="ACE-0" office:value-type="float" office:value="2050">
            <text:p>20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3 wood pieces of an interridge deposi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8999999999999999">
            <text:p>−0.49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313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6040">
            <text:p>60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4-cm mangrove root - estuary - mangrove - dark gray to black dry organic-rich clay - tendency to early soil formation - rooted by land plants - organic layers and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6859999999999999">
            <text:p>−1.68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507</text:p>
          </table:table-cell>
          <table:table-cell table:style-name="ACE-3" office:value-type="float" office:value="10.52983">
            <text:p>10.53</text:p>
          </table:table-cell>
          <table:table-cell table:style-name="ACE-3" office:value-type="float" office:value="106.38383">
            <text:p>106.38</text:p>
          </table:table-cell>
          <table:table-cell table:style-name="ACE-0" office:value-type="float" office:value="4420">
            <text:p>44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bivalve shells - Estuary - dark gray silty clay - homogenous - partly articulated bivalve shells - partly accumulated in layers together with organic matter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.8500000000000001">
            <text:p>−2.8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1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4650">
            <text:p>46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ulk organic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41999999999999998">
            <text:p>−0.4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508</text:p>
          </table:table-cell>
          <table:table-cell table:style-name="ACE-3" office:value-type="float" office:value="10.751670000000001">
            <text:p>10.75</text:p>
          </table:table-cell>
          <table:table-cell table:style-name="ACE-3" office:value-type="float" office:value="105.711">
            <text:p>105.71</text:p>
          </table:table-cell>
          <table:table-cell table:style-name="ACE-0" office:value-type="float" office:value="6020">
            <text:p>60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iece of Oyster - intertidal fl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444">
            <text:p>−2.44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L-7546</text:p>
          </table:table-cell>
          <table:table-cell table:style-name="ACE-3" office:value-type="float" office:value="10.913830000000001">
            <text:p>10.91</text:p>
          </table:table-cell>
          <table:table-cell table:style-name="ACE-3" office:value-type="float" office:value="105.74083">
            <text:p>105.74</text:p>
          </table:table-cell>
          <table:table-cell table:style-name="ACE-0" office:value-type="float" office:value="5985">
            <text:p>5985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remain - estuary - mangrove - dark gray to black dry organic-rich clay - tendency to early soil formation - rooted by land plants - organic layers and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55600000000000005">
            <text:p>−0.55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6</text:p>
          </table:table-cell>
          <table:table-cell table:style-name="ACE-3" office:value-type="float" office:value="10.66217">
            <text:p>10.66</text:p>
          </table:table-cell>
          <table:table-cell table:style-name="ACE-3" office:value-type="float" office:value="106.21550000000001">
            <text:p>106.22</text:p>
          </table:table-cell>
          <table:table-cell table:style-name="ACE-0" office:value-type="float" office:value="2775">
            <text:p>27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remains - charcoal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0860000000000001">
            <text:p>−1.08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21509</text:p>
          </table:table-cell>
          <table:table-cell table:style-name="ACE-3" office:value-type="float" office:value="10.751670000000001">
            <text:p>10.75</text:p>
          </table:table-cell>
          <table:table-cell table:style-name="ACE-3" office:value-type="float" office:value="105.711">
            <text:p>105.71</text:p>
          </table:table-cell>
          <table:table-cell table:style-name="ACE-0" office:value-type="float" office:value="3740">
            <text:p>3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or swamp; floodplain: yellowish brown to light gray dry clay - intensively flamed - oxidized - commonly well and freshly rooted - few thin organic horizons; swamp: very dark gray clay very rich in organics - thick horizons exclusively composed of densly packed well-preserved leav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0</text:p>
          </table:table-cell>
          <table:table-cell table:style-name="ACE-3" office:value-type="float" office:value="10.670170000000001">
            <text:p>10.67</text:p>
          </table:table-cell>
          <table:table-cell table:style-name="ACE-3" office:value-type="float" office:value="105.86083000000001">
            <text:p>105.86</text:p>
          </table:table-cell>
          <table:table-cell table:style-name="ACE-0" office:value-type="float" office:value="5590">
            <text:p>55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5</text:p>
          </table:table-cell>
          <table:table-cell table:style-name="ACE-3" office:value-type="float" office:value="10.66217">
            <text:p>10.66</text:p>
          </table:table-cell>
          <table:table-cell table:style-name="ACE-3" office:value-type="float" office:value="106.21550000000001">
            <text:p>106.22</text:p>
          </table:table-cell>
          <table:table-cell table:style-name="ACE-0" office:value-type="float" office:value="5385">
            <text:p>53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8">
            <text:p>−1.2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328</text:p>
          </table:table-cell>
          <table:table-cell table:style-name="ACE-3" office:value-type="float" office:value="10.52617">
            <text:p>10.53</text:p>
          </table:table-cell>
          <table:table-cell table:style-name="ACE-3" office:value-type="float" office:value="106.32067000000001">
            <text:p>106.32</text:p>
          </table:table-cell>
          <table:table-cell table:style-name="ACE-0" office:value-type="float" office:value="2110">
            <text:p>21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floodplain - yellowish brown to light gray dry clay - intensively flamed - oxidized - commonly well and freshly rooted - few thin organic horizon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7999999999999998">
            <text:p>−2.8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5329</text:p>
          </table:table-cell>
          <table:table-cell table:style-name="ACE-3" office:value-type="float" office:value="10.52617">
            <text:p>10.53</text:p>
          </table:table-cell>
          <table:table-cell table:style-name="ACE-3" office:value-type="float" office:value="106.32067000000001">
            <text:p>106.32</text:p>
          </table:table-cell>
          <table:table-cell table:style-name="ACE-0" office:value-type="float" office:value="3775">
            <text:p>37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lant remains - intertidal - brown very dark gray silty clay intercalated by sand layers and send lenses and confined silt and clay layer - abundant plant remains - tide-indicative oyster shells - some foraminifera and other marine mirco-fossil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5640000000000001">
            <text:p>−4.56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2</text:p>
          </table:table-cell>
          <table:table-cell table:style-name="ACE-3" office:value-type="float" office:value="10.638">
            <text:p>10.64</text:p>
          </table:table-cell>
          <table:table-cell table:style-name="ACE-3" office:value-type="float" office:value="106.26416999999999">
            <text:p>106.26</text:p>
          </table:table-cell>
          <table:table-cell table:style-name="ACE-0" office:value-type="float" office:value="4990">
            <text:p>49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459999999999999">
            <text:p>−1.14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3</text:p>
          </table:table-cell>
          <table:table-cell table:style-name="ACE-3" office:value-type="float" office:value="10.638">
            <text:p>10.64</text:p>
          </table:table-cell>
          <table:table-cell table:style-name="ACE-3" office:value-type="float" office:value="106.26416999999999">
            <text:p>106.26</text:p>
          </table:table-cell>
          <table:table-cell table:style-name="ACE-0" office:value-type="float" office:value="5770">
            <text:p>57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remains - salt marsh - mangrove - tidal flat - dark gray to black dry organic-rich clay - tendency to early soil formation - rooted by land plants - organic layers and horizons (with transition to mangrove and tidal flat)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559999999999998">
            <text:p>−2.756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float" office:value="0.56999999999999995">
            <text:p>0.5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0917</text:p>
          </table:table-cell>
          <table:table-cell table:style-name="ACE-3" office:value-type="float" office:value="10.673170000000001">
            <text:p>10.67</text:p>
          </table:table-cell>
          <table:table-cell table:style-name="ACE-3" office:value-type="float" office:value="105.896">
            <text:p>105.90</text:p>
          </table:table-cell>
          <table:table-cell table:style-name="ACE-0" office:value-type="float" office:value="6370">
            <text:p>63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remains - tidal fla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8839999999999999">
            <text:p>−1.884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float" office:value="0.67000000000000004">
            <text:p>0.67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EAL-7547</text:p>
          </table:table-cell>
          <table:table-cell table:style-name="ACE-3" office:value-type="float" office:value="10.913830000000001">
            <text:p>10.91</text:p>
          </table:table-cell>
          <table:table-cell table:style-name="ACE-3" office:value-type="float" office:value="105.74083">
            <text:p>105.74</text:p>
          </table:table-cell>
          <table:table-cell table:style-name="ACE-0" office:value-type="float" office:value="7080">
            <text:p>70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Plant remain - tidal beach: brown clayey fine sand with silt beds - fining or coarsening upwards - few organic spots - few foraminifers and shell frag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327">
            <text:p>−3.327</text:p>
          </table:table-cell>
          <table:table-cell table:style-name="ACE-0" office:value-type="float" office:value="0.63">
            <text:p>0.63</text:p>
          </table:table-cell>
          <table:table-cell table:style-name="ACE-0" office:value-type="float" office:value="0.63">
            <text:p>0.63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31024</text:p>
          </table:table-cell>
          <table:table-cell table:style-name="ACE-3" office:value-type="float" office:value="10.407">
            <text:p>10.41</text:p>
          </table:table-cell>
          <table:table-cell table:style-name="ACE-3" office:value-type="float" office:value="106.3365">
            <text:p>106.34</text:p>
          </table:table-cell>
          <table:table-cell table:style-name="ACE-0" office:value-type="float" office:value="4290">
            <text:p>429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Shells - Prodelta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70">
            <text:p>−70</text:p>
          </table:table-cell>
          <table:table-cell table:style-name="ACE-0" office:value-type="float" office:value="30">
            <text:p>3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3.75">
            <text:p>−3.75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float" office:value="0.52000000000000002">
            <text:p>0.52</text:p>
          </table:table-cell>
          <table:table-cell table:style-name="ACE-0" office:value-type="string">
            <text:p>HanebuthEtal2012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5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760">
            <text:p>676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140000000000001">
            <text:p>−5.814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6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8180">
            <text:p>818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164000000000001">
            <text:p>−21.164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float" office:value="0.47999999999999998">
            <text:p>0.48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49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620">
            <text:p>66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1559999999999999">
            <text:p>−1.1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1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130">
            <text:p>71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3559999999999999">
            <text:p>−2.3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2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030">
            <text:p>70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59999999999999">
            <text:p>−2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4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550">
            <text:p>65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56">
            <text:p>−5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47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00">
            <text:p>7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macrofossils (fragments) and <text:s/>freshwater sediment information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8999999999999999">
            <text:p>2.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7,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48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35599999999999998">
            <text:p>−0.3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StatteggerEtal2013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0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6470">
            <text:p>64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556">
            <text:p>−1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StatteggerEtal2013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92753</text:p>
          </table:table-cell>
          <table:table-cell table:style-name="ACE-3" office:value-type="float" office:value="11.48048">
            <text:p>11.48</text:p>
          </table:table-cell>
          <table:table-cell table:style-name="ACE-3" office:value-type="float" office:value="105.12012">
            <text:p>105.12</text:p>
          </table:table-cell>
          <table:table-cell table:style-name="ACE-0" office:value-type="float" office:value="7150">
            <text:p>71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 layers - plant macrofossils.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7,TamuraEtal2009,StatteggerEtal2013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4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930">
            <text:p>69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0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800000000000001">
            <text:p>−10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660">
            <text:p>76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1.800000000000001">
            <text:p>−11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740">
            <text:p>774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5">
            <text:p>−12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3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720">
            <text:p>77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3.6">
            <text:p>−13.6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4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920">
            <text:p>79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loodplain deposits - plant fragment - freshwater diatom assemblag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5.4">
            <text:p>−15.4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6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7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7520">
            <text:p>752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6.5">
            <text:p>−6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8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8390">
            <text:p>839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0.1">
            <text:p>−10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9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8700">
            <text:p>8700</text:p>
          </table:table-cell>
          <table:table-cell table:style-name="ACE-0" office:value-type="float" office:value="112">
            <text:p>112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2.1">
            <text:p>−12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2763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7250">
            <text:p>7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Freshwater diatom assemblage and Freshwater sedimen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7999999999999998">
            <text:p>−4.8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6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8200">
            <text:p>820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8.564">
            <text:p>−18.5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7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8360">
            <text:p>83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9.164000000000001">
            <text:p>−19.1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38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8590">
            <text:p>85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1.164000000000001">
            <text:p>−21.1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4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9210">
            <text:p>921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364000000000001">
            <text:p>−27.3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4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9170">
            <text:p>91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laminated sand with mud drape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7.564">
            <text:p>−27.564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float" office:value="0.46999999999999997">
            <text:p>0.47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6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2030">
            <text:p>203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20000000000000001">
            <text:p>−0.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7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4000">
            <text:p>400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8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5520">
            <text:p>55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ary - Floodplain deposits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">
            <text:p>−2.5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39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1310">
            <text:p>131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freshwater sediments - bluish gray cla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.3">
            <text:p>1.3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37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2020">
            <text:p>202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organic sediment - freshwater sediments - reddish brown sand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3.3999999999999999">
            <text:p>3.4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38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1430">
            <text:p>14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organic sediment - freshwater sediments - reddish brown sandy silt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2.1000000000000001">
            <text:p>2.1</text:p>
          </table:table-cell>
          <table:table-cell table:style-name="ACE-0" office:value-type="float" office:value="0.19">
            <text:p>0.19</text:p>
          </table:table-cell>
          <table:table-cell table:style-name="ACE-0" office:value-type="float" office:value="0.19">
            <text:p>0.19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19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5500">
            <text:p>5500</text:p>
          </table:table-cell>
          <table:table-cell table:style-name="ACE-0" office:value-type="float" office:value="108">
            <text:p>108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8559999999999999">
            <text:p>−2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0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260">
            <text:p>62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3.7559999999999998">
            <text:p>−3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560">
            <text:p>65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4560000000000004">
            <text:p>−4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5840">
            <text:p>58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1559999999999997">
            <text:p>−5.1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3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8559999999999999">
            <text:p>−5.8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4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950">
            <text:p>69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6.6559999999999997">
            <text:p>−6.6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5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7.2560000000000002">
            <text:p>−7.2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6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050">
            <text:p>705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0559999999999992">
            <text:p>−8.0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7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300">
            <text:p>730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7560000000000002">
            <text:p>−8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8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470">
            <text:p>7470</text:p>
          </table:table-cell>
          <table:table-cell table:style-name="ACE-0" office:value-type="float" office:value="60">
            <text:p>6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4559999999999995">
            <text:p>−9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15229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540">
            <text:p>754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0.256">
            <text:p>−10.2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2764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960">
            <text:p>69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8.4559999999999995">
            <text:p>−8.4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2765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7450">
            <text:p>74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4.5">
            <text:p>−44.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9.7560000000000002">
            <text:p>−9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7201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570">
            <text:p>657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560000000000002">
            <text:p>−4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27202</text:p>
          </table:table-cell>
          <table:table-cell table:style-name="ACE-3" office:value-type="float" office:value="10.959300000000001">
            <text:p>10.96</text:p>
          </table:table-cell>
          <table:table-cell table:style-name="ACE-3" office:value-type="float" office:value="105.06022">
            <text:p>105.06</text:p>
          </table:table-cell>
          <table:table-cell table:style-name="ACE-0" office:value-type="float" office:value="6860">
            <text:p>6860</text:p>
          </table:table-cell>
          <table:table-cell table:style-name="ACE-0" office:value-type="float" office:value="50">
            <text:p>50</text:p>
          </table:table-cell>
          <table:table-cell table:style-name="ACE-0" office:value-type="string">
            <text:p>plant fragment - laminated and rooted peat - brackish diatom assemblage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5.556">
            <text:p>−5.5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0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5930">
            <text:p>59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laminated and rooted peat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056000000000000001">
            <text:p>−0.0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1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380">
            <text:p>638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0.95599999999999996">
            <text:p>−0.9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3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850">
            <text:p>68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2.7559999999999998">
            <text:p>−2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5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7330">
            <text:p>733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4.7560000000000002">
            <text:p>−4.7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204842</text:p>
          </table:table-cell>
          <table:table-cell table:style-name="ACE-3" office:value-type="float" office:value="11.192449999999999">
            <text:p>11.19</text:p>
          </table:table-cell>
          <table:table-cell table:style-name="ACE-3" office:value-type="float" office:value="105.2773">
            <text:p>105.28</text:p>
          </table:table-cell>
          <table:table-cell table:style-name="ACE-0" office:value-type="float" office:value="6690">
            <text:p>669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Brackish diatoms assemblages and sedimentary</text:p>
          </table:table-cell>
          <table:table-cell table:style-name="ACE-0" office:value-type="string">
            <text:p>terrestrial</text:p>
          </table:table-cell>
          <table:table-cell table:style-name="ACE-0" office:value-type="float" office:value="-45">
            <text:p>−45</text:p>
          </table:table-cell>
          <table:table-cell table:style-name="ACE-0" office:value-type="float" office:value="25">
            <text:p>25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.956">
            <text:p>−1.956</text:p>
          </table:table-cell>
          <table:table-cell table:style-name="ACE-0" office:value-type="float" office:value="0.31">
            <text:p>0.31</text:p>
          </table:table-cell>
          <table:table-cell table:style-name="ACE-0" office:value-type="float" office:value="0.31">
            <text:p>0.31</text:p>
          </table:table-cell>
          <table:table-cell table:style-name="ACE-0" office:value-type="string">
            <text:p>TamuraEtal2009,StatteggerEtal2013,MannEtal2019</text:p>
          </table:table-cell>
          <table:table-cell table:number-columns-repeated="240" table:style-name="ACE-0"/>
        </table:table-row>
        <table:table-row table:style-name="AROW-2">
          <table:table-cell table:style-name="ACE-0" office:value-type="string">
            <text:p>Mekong_Delt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Beta-132936</text:p>
          </table:table-cell>
          <table:table-cell table:style-name="ACE-3" office:value-type="float" office:value="9.6839999999999993">
            <text:p>9.68</text:p>
          </table:table-cell>
          <table:table-cell table:style-name="ACE-3" office:value-type="float" office:value="106.194">
            <text:p>106.19</text:p>
          </table:table-cell>
          <table:table-cell table:style-name="ACE-0" office:value-type="float" office:value="43420">
            <text:p>43420</text:p>
          </table:table-cell>
          <table:table-cell table:style-name="ACE-0" office:value-type="float" office:value="980">
            <text:p>980</text:p>
          </table:table-cell>
          <table:table-cell table:style-name="ACE-0" office:value-type="string">
            <text:p>shell</text:p>
          </table:table-cell>
          <table:table-cell table:style-name="ACE-0" office:value-type="string">
            <text:p>marine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24.989999999999998">
            <text:p>−24.99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1">
            <text:p>1</text:p>
          </table:table-cell>
          <table:table-cell table:style-name="ACE-0" office:value-type="string">
            <text:p>TaEtal2002,MannEtal2019</text:p>
          </table:table-cell>
          <table:table-cell table:number-columns-repeated="240" table:style-name="ACE-0"/>
        </table:table-row>
        <table:table-row table:style-name="AROW-0" table:number-rows-repeated="34">
          <table:table-cell table:number-columns-repeated="2" table:style-name="ACE-0"/>
          <table:table-cell table:style-name="ACE-2"/>
          <table:table-cell table:number-columns-repeated="2" table:style-name="ACE-3"/>
          <table:table-cell table:number-columns-repeated="7" table:style-name="ACE-0"/>
          <table:table-cell table:number-columns-repeated="3" table:style-name="ACE-3"/>
          <table:table-cell table:number-columns-repeated="241" table:style-name="ACE-0"/>
        </table:table-row>
        <table:table-row table:style-name="AROW-0" table:number-rows-repeated="65411">
          <table:table-cell table:number-columns-repeated="256"/>
        </table:table-row>
        <table:table-row table:style-name="AROW-0" table:number-rows-repeated="18">
          <table:table-cell table:number-columns-repeated="256" table:style-name="ACE-0"/>
        </table:table-row>
        <table:named-expressions>
          <table:named-expression table:name="Sheet_Title" table:expression="of:=&quot;data&quot;" table:base-cell-address="$'data'.$A$1"/>
          <table:named-expression table:name="Print_Area" table:expression="of:=#REF!" table:base-cell-address="$'data'.$A$1"/>
        </table:named-expressions>
        <gnm:selections gnm:cursor-col="15" gnm:cursor-row="1">
          <gnm:selection gnm:start-col="15" gnm:start-row="1" gnm:end-col="15" gnm:end-row="7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text-style style:name="ND-0">
      <number:text-content/>
    </number:text-style>
    <number:number-style style:name="ND-1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pt" style:use-optimal-column-width="true"/>
    </style:default-style>
    <style:default-style style:family="table-row">
      <style:table-row-properties style:row-height="12.81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data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8:23:06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